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2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SANTAMARIA MOZOMBITE, CORIT HELI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045464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TINGO MARI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7262005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SANTAMARIA MOZOMBITE, CORIT HELI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045464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7 262 005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EMPRESA DE TRANSPORTES UCHIZA S.A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FACTUR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104045642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5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4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24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11/11/2021</text:p>
          </table:table-cell>
          <table:table-cell table:style-name="Tabla2.A3" office:value-type="string">
            <text:p text:style-name="P22">6088622</text:p>
          </table:table-cell>
          <table:table-cell table:style-name="Tabla2.D3" office:value-type="string">
            <text:p text:style-name="P23">245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1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2T16:24:4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